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Text_20_body" style:list-style-name="L1"/>
    <style:style style:name="T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Tarde, 1895 #1053}</text:p>
      <text:p text:style-name="P1"><text:span text:style-name="T4">Tarde, G. d.</text:span> 1895 <text:span text:style-name="T5">La logique sociale</text:span>, Paris,: F. Alcan.</text:p>
      <text:p text:style-name="Text_20_body"/>
      <text:p text:style-name="Text_20_body">Gabriel Tarde (1893), La logique sociale : première partie « Principes »</text:p>
      <text:p text:style-name="Text_20_body"/>
      <text:list xml:id="list29422320" text:style-name="L1">
        <text:list-item>
          <text:p text:style-name="P2">À l'exception de quelques éléments premiers et irréductibles de la sensation pure, présents par hypothèse sous ces couches stratifiées de jugements sensitifs <text:span text:style-name="T2">immédiats et </text:span><text:span text:style-name="T3">subconscients </text:span><text:span text:style-name="T2">que nous appelons presque indifféremment sensations </text:span>ou perceptions, tous les phénomènes intimes et, par suite, tous les phénomènes <text:span text:style-name="T1">sociaux dont ils sont les sources, se résolvent en croyances et en désirs. 17</text:span></text:p>
        </text:list-item>
        <text:list-item>
          <text:p text:style-name="P2"><text:span text:style-name="T1"/></text:p>
        </text:list-item>
      </text:list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</meta:initial-creator>
    <meta:creation-date>2009-04-08T10:33:52.84</meta:creation-date>
    <dc:date>2009-04-08T10:52:15.08</dc:date>
    <dc:creator>abm</dc:creator>
    <meta:editing-duration>PT00H18M21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4" meta:word-count="83" meta:character-count="541"/>
  </office:meta>
</office:document-meta>
</file>